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293" officeooo:paragraph-rsid="00162293"/>
    </style:style>
    <style:style style:name="P2" style:family="paragraph" style:parent-style-name="Standard">
      <style:paragraph-properties fo:text-align="center" style:justify-single-word="false"/>
      <style:text-properties fo:font-size="16pt" officeooo:rsid="00162293" officeooo:paragraph-rsid="00162293" style:font-size-asian="16pt" style:font-size-complex="16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62293" officeooo:paragraph-rsid="0016229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162293" officeooo:paragraph-rsid="00162293" style:font-size-asian="12.25pt" style:font-size-complex="14pt"/>
    </style:style>
    <style:style style:name="P5" style:family="paragraph" style:parent-style-name="Standard">
      <style:text-properties fo:font-size="10pt" fo:font-style="italic" fo:font-weight="bold" officeooo:rsid="00162293" officeooo:paragraph-rsid="00162293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fo:font-size="10pt" fo:font-style="italic" fo:font-weight="bold" officeooo:rsid="00181bb7" officeooo:paragraph-rsid="00181bb7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font-size="10pt" fo:font-weight="normal" officeooo:rsid="00162293" officeooo:paragraph-rsid="00162293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bold" officeooo:rsid="00162293" officeooo:paragraph-rsid="00162293" style:font-size-asian="10pt" style:font-weight-asian="bold" style:font-size-complex="10pt" style:font-weight-complex="bold"/>
    </style:style>
    <style:style style:name="P9" style:family="paragraph" style:parent-style-name="Standard" style:list-style-name="L2">
      <style:text-properties fo:font-size="10pt" fo:font-weight="bold" officeooo:rsid="00162293" officeooo:paragraph-rsid="00162293" style:font-size-asian="10pt" style:font-weight-asian="bold" style:font-size-complex="10pt" style:font-weight-complex="bold"/>
    </style:style>
    <style:style style:name="P10" style:family="paragraph" style:parent-style-name="Standard" style:list-style-name="L3">
      <style:text-properties fo:font-size="10pt" fo:font-weight="bold" officeooo:rsid="00162293" officeooo:paragraph-rsid="00162293" style:font-size-asian="10pt" style:font-weight-asian="bold" style:font-size-complex="10pt" style:font-weight-complex="bold"/>
    </style:style>
    <style:style style:name="P11" style:family="paragraph" style:parent-style-name="Standard" style:list-style-name="L4">
      <style:text-properties fo:font-size="10pt" fo:font-weight="bold" officeooo:rsid="00162293" officeooo:paragraph-rsid="00162293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style="normal" fo:font-weight="normal" officeooo:rsid="00162293" officeooo:paragraph-rsid="00162293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6">
      <style:text-properties fo:font-size="10pt" fo:font-style="normal" fo:font-weight="normal" officeooo:rsid="00181bb7" officeooo:paragraph-rsid="00181bb7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fo:font-size="10pt" fo:font-style="normal" fo:font-weight="normal" officeooo:rsid="00181bb7" officeooo:paragraph-rsid="00181bb7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7">
      <style:text-properties fo:font-size="10pt" fo:font-style="normal" fo:font-weight="normal" officeooo:rsid="00181bb7" officeooo:paragraph-rsid="00181bb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8">
      <style:text-properties fo:font-size="10pt" fo:font-style="normal" fo:font-weight="normal" officeooo:rsid="00181bb7" officeooo:paragraph-rsid="00181bb7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9">
      <style:text-properties fo:font-size="10pt" fo:font-style="normal" fo:font-weight="normal" officeooo:rsid="00181bb7" officeooo:paragraph-rsid="00181bb7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10pt" fo:font-style="normal" style:text-underline-style="none" fo:font-weight="normal" officeooo:rsid="0018573a" officeooo:paragraph-rsid="0018573a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10">
      <style:text-properties fo:font-size="10pt" fo:font-style="normal" style:text-underline-style="none" fo:font-weight="normal" officeooo:rsid="001e578e" officeooo:paragraph-rsid="001e578e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1">
      <style:text-properties fo:font-size="10pt" fo:font-style="normal" style:text-underline-style="none" fo:font-weight="normal" officeooo:rsid="00196b05" officeooo:paragraph-rsid="00196b05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2">
      <style:text-properties fo:font-size="10pt" fo:font-style="normal" style:text-underline-style="none" fo:font-weight="normal" officeooo:rsid="00196b05" officeooo:paragraph-rsid="00196b05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3">
      <style:text-properties fo:font-size="10pt" fo:font-style="normal" style:text-underline-style="none" fo:font-weight="normal" officeooo:rsid="001aa618" officeooo:paragraph-rsid="001aa618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14">
      <style:text-properties fo:font-size="10pt" fo:font-style="normal" style:text-underline-style="none" fo:font-weight="normal" officeooo:rsid="001fbc35" officeooo:paragraph-rsid="001fbc35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5">
      <style:text-properties fo:font-size="10pt" fo:font-style="italic" fo:font-weight="bold" officeooo:rsid="00162293" officeooo:paragraph-rsid="00162293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text-properties fo:font-size="10pt" fo:font-style="italic" fo:font-weight="bold" officeooo:rsid="00181bb7" officeooo:paragraph-rsid="00181bb7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text-properties fo:font-size="10pt" fo:font-style="italic" style:text-underline-style="none" fo:font-weight="bold" officeooo:rsid="0018573a" officeooo:paragraph-rsid="0018573a" style:font-size-asian="8.75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text-properties fo:font-size="14pt" fo:font-weight="normal" officeooo:rsid="00162293" officeooo:paragraph-rsid="00162293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style="normal" fo:font-weight="normal" officeooo:rsid="00181bb7" officeooo:paragraph-rsid="00181bb7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018573a" officeooo:paragraph-rsid="0018573a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15">
      <style:text-properties officeooo:paragraph-rsid="001fbc35"/>
    </style:style>
    <style:style style:name="P31" style:family="paragraph" style:parent-style-name="Standard">
      <style:paragraph-properties fo:break-before="page"/>
      <style:text-properties fo:font-size="14pt" fo:font-style="normal" style:text-underline-style="solid" style:text-underline-width="auto" style:text-underline-color="font-color" fo:font-weight="bold" officeooo:rsid="0018573a" officeooo:paragraph-rsid="0018573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66ff"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81bb7" style:font-style-asian="normal" style:font-weight-asian="normal" style:font-style-complex="normal" style:font-weight-complex="normal"/>
    </style:style>
    <style:style style:name="T5" style:family="text">
      <style:text-properties fo:font-size="10pt" fo:font-style="normal" style:text-underline-style="none" fo:font-weight="normal" officeooo:rsid="001fbc35" style:font-size-asian="8.75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cc00" fo:font-weight="normal" style:font-weight-asian="normal" style:font-weight-complex="normal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cc99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cc0000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tail des Entités</text:p>
      <text:p text:style-name="P1"/>
      <text:p text:style-name="P3">Ennemis</text:p>
      <text:p text:style-name="P4"/>
      <text:p text:style-name="P5">Devoirs classiques</text:p>
      <text:p text:style-name="P7"/>
      <text:p text:style-name="P7">Exercices</text:p>
      <text:list xml:id="list1533831728912397867" text:style-name="L1">
        <text:list-item>
          <text:p text:style-name="P8"><text:span text:style-name="T1">PV </text:span><text:span text:style-name="T6">faibles</text:span><text:span text:style-name="T1">, vitesse </text:span><text:span text:style-name="T2">moyenne</text:span></text:p>
        </text:list-item>
      </text:list>
      <text:p text:style-name="P7"/>
      <text:p text:style-name="P7">DM</text:p>
      <text:list xml:id="list6118186103669236847" text:style-name="L2">
        <text:list-item>
          <text:p text:style-name="P9"><text:span text:style-name="T1">PV </text:span><text:span text:style-name="T2">moyen</text:span><text:span text:style-name="T1">, vitesse </text:span><text:span text:style-name="T2">moyenne</text:span></text:p>
        </text:list-item>
      </text:list>
      <text:p text:style-name="P7"/>
      <text:p text:style-name="P7">Devoir pour le lendemain</text:p>
      <text:list xml:id="list5664957128861687907" text:style-name="L3">
        <text:list-item>
          <text:p text:style-name="P10"><text:span text:style-name="T1">PV </text:span><text:span text:style-name="T6">faibles</text:span><text:span text:style-name="T1">, vitesse </text:span><text:span text:style-name="T7">forte</text:span></text:p>
        </text:list-item>
      </text:list>
      <text:p text:style-name="P7"/>
      <text:p text:style-name="P7">Dissertation</text:p>
      <text:list xml:id="list2808215186161569308" text:style-name="L4">
        <text:list-item>
          <text:p text:style-name="P11"><text:span text:style-name="T1">PV </text:span><text:span text:style-name="T7">forts</text:span><text:span text:style-name="T1">, vitesse </text:span><text:span text:style-name="T6">faible</text:span></text:p>
        </text:list-item>
      </text:list>
      <text:p text:style-name="P27"/>
      <text:p text:style-name="P5">Devoirs spéciaux</text:p>
      <text:p text:style-name="P12"/>
      <text:p text:style-name="P12">Projet (Boss)</text:p>
      <text:list xml:id="list1770292948720534237" text:style-name="L5">
        <text:list-item>
          <text:p text:style-name="P24"><text:span text:style-name="T3">Vitesse </text:span><text:span text:style-name="T8">très faible</text:span><text:span text:style-name="T3">, </text:span><text:span text:style-name="T9">beaucoup de PV ou de résistance</text:span></text:p>
        </text:list-item>
      </text:list>
      <text:p text:style-name="P12"/>
      <text:p text:style-name="P5"><text:span text:style-name="T3">What-The-Hell </text:span><text:span text:style-name="T4">(ou papillon)</text:span></text:p>
      <text:list xml:id="list608862299210116776" text:style-name="L6">
        <text:list-item>
          <text:p text:style-name="P13">déplacements, PV et vitesse random</text:p>
        </text:list-item>
      </text:list>
      <text:p text:style-name="P28"/>
      <text:p text:style-name="P6">Spécialisations</text:p>
      <text:p text:style-name="P14"/>
      <text:p text:style-name="P14">Surprise !</text:p>
      <text:list xml:id="list8523264085471325582" text:style-name="L7">
        <text:list-item>
          <text:p text:style-name="P15">Le devoir prend le chemin le plus court vers Billy (peut-être augmentation de vitesse)</text:p>
        </text:list-item>
      </text:list>
      <text:p text:style-name="P14"/>
      <text:p text:style-name="P14">Soporiphique</text:p>
      <text:list xml:id="list3872720553970352150" text:style-name="L8">
        <text:list-item>
          <text:p text:style-name="P16">Quand il est terminé, le devoir endort l’élève qui l’a terminé pendant 10 secondes</text:p>
        </text:list-item>
      </text:list>
      <text:p text:style-name="P14"/>
      <text:p text:style-name="P14">Devoir bonus</text:p>
      <text:list xml:id="list8985928017685928174" text:style-name="L9">
        <text:list-item>
          <text:p text:style-name="P17">Ce devoir n’est pas pénalisant, il augmente la moyenne si terminé (prop à son type)</text:p>
        </text:list-item>
      </text:list>
      <text:p text:style-name="P28"/>
      <text:p text:style-name="P6">Types</text:p>
      <text:p text:style-name="P14"/>
      <text:p text:style-name="P14">→ Type neutre</text:p>
      <text:p text:style-name="P14">→ Type informatique (Prog, Web, BD)</text:p>
      <text:p text:style-name="P14">→ Type Sciences Humaine (Éco, Anglais, Comm)</text:p>
      <text:p text:style-name="P14"/>
      <text:p text:style-name="P31">Élèves</text:p>
      <text:p text:style-name="P29"/>
      <text:p text:style-name="P26">Élèves classiques</text:p>
      <text:p text:style-name="P18"/>
      <text:p text:style-name="P18">Le low-cost</text:p>
      <text:p text:style-name="P18"/>
      <text:p text:style-name="P18">Bon élève</text:p>
      <text:p text:style-name="P18"/>
      <text:p text:style-name="P18">Le Multitâche</text:p>
      <text:list xml:id="list6384099921266072061" text:style-name="L10">
        <text:list-item>
          <text:p text:style-name="P19">Le multitache peut attaquer jusqu’à trois devoirs en même temps (upgrade)</text:p>
        </text:list-item>
      </text:list>
      <text:p text:style-name="P29"/>
      <text:p text:style-name="P26">Élèves Spéciaux</text:p>
      <text:p text:style-name="P18"/>
      <text:p text:style-name="P18">L’élève spécial</text:p>
      <text:list xml:id="list4914544727018195063" text:style-name="L11">
        <text:list-item>
          <text:p text:style-name="P20">Quand il est activé, l’élève spécial attaque en ligne</text:p>
        </text:list-item>
      </text:list>
      <text:p text:style-name="P18"/>
      <text:p text:style-name="P18">Le major de promo</text:p>
      <text:list xml:id="list5343105631249299443" text:style-name="L12">
        <text:list-item>
          <text:p text:style-name="P21">Dès son achat, le major est artiste ET nerd, il peut aussi choisir 2 spécialisations</text:p>
        </text:list-item>
      </text:list>
      <text:p text:style-name="P18"/>
      <text:p text:style-name="P18">Le faillot</text:p>
      <text:list xml:id="list471059963186983787" text:style-name="L13">
        <text:list-item>
          <text:p text:style-name="P22">Toutes les 20 secondes, le faillot tente de poser des questions afin de déstabiliser le professeur afin d’arrêter momentanément le flux de devoirs</text:p>
        </text:list-item>
      </text:list>
      <text:p text:style-name="P29"/>
      <text:p text:style-name="P26">Spécialisation</text:p>
      <text:p text:style-name="P18"/>
      <text:p text:style-name="P18">Le Nerd</text:p>
      <text:list xml:id="list2790790455451649990" text:style-name="L14">
        <text:list-item>
          <text:p text:style-name="P23">Le nerd à des points d’attaque bonus pour les devoirs de type informatique</text:p>
        </text:list-item>
      </text:list>
      <text:p text:style-name="P18"/>
      <text:p text:style-name="P18">l’Artiste</text:p>
      <text:list xml:id="list2166982311903213993" text:style-name="L15">
        <text:list-item>
          <text:p text:style-name="P30"><text:span text:style-name="T5">L’Artiste à des points d’attaque bonus pour les devoirs de type sciences humaines</text:span></text:p>
        </text:list-item>
      </text:list>
      <text:p text:style-name="P29"/>
      <text:p text:style-name="P26">Sous – spécialisation</text:p>
      <text:p text:style-name="P18"/>
      <text:p text:style-name="P18">Prog, Web, BD<text:tab/>||<text:tab/>Éco, Anglais, Comm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7:19:56.970954843</meta:creation-date>
    <dc:date>2017-05-04T09:15:57.862587021</dc:date>
    <meta:editing-duration>PT23M4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247" meta:character-count="1456" meta:non-whitespace-character-count="1269"/>
  </office:meta>
</office:document-meta>
</file>